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officeooo:rsid="000bb1b7" officeooo:paragraph-rsid="000c3094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Latin Modern Roman" officeooo:rsid="000bb1b7" officeooo:paragraph-rsid="000bb1b7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Latin Modern Roman" officeooo:rsid="000bb1b7" officeooo:paragraph-rsid="000c3094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Latin Modern Roman" officeooo:rsid="000c3094" officeooo:paragraph-rsid="000c3094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Latin Modern Roman" officeooo:rsid="000d444d" officeooo:paragraph-rsid="000d9768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Latin Modern Roman" officeooo:rsid="000d444d" officeooo:paragraph-rsid="000d444d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Latin Modern Roman" officeooo:rsid="000d9768" officeooo:paragraph-rsid="000d9768"/>
    </style:style>
    <style:style style:name="P8" style:family="paragraph" style:parent-style-name="Text_20_body">
      <style:paragraph-properties fo:text-align="center" style:justify-single-word="false"/>
      <style:text-properties style:font-name="Latin Modern Roman"/>
    </style:style>
    <style:style style:name="P9" style:family="paragraph" style:parent-style-name="Text_20_body">
      <style:paragraph-properties fo:text-align="center" style:justify-single-word="false"/>
      <style:text-properties style:font-name="Latin Modern Roman" officeooo:paragraph-rsid="000fb098"/>
    </style:style>
    <style:style style:name="P10" style:family="paragraph" style:parent-style-name="Text_20_body">
      <style:text-properties style:font-name="Latin Modern Roman" fo:font-size="22pt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style:font-name="Latin Modern Roman"/>
    </style:style>
    <style:style style:name="P12" style:family="paragraph" style:parent-style-name="Title">
      <style:text-properties style:font-name="Latin Modern Roman" fo:font-size="22pt" style:font-size-asian="22pt" style:font-size-complex="22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3.0028in"/>
        </style:tab-stops>
      </style:paragraph-properties>
      <style:text-properties style:font-name="Latin Modern Roman"/>
    </style:style>
    <style:style style:name="P14" style:family="paragraph" style:parent-style-name="Standard">
      <style:paragraph-properties fo:text-align="center" style:justify-single-word="false">
        <style:tab-stops>
          <style:tab-stop style:position="3.0028in"/>
        </style:tab-stops>
      </style:paragraph-properties>
      <style:text-properties style:font-name="Latin Modern Roman"/>
    </style:style>
    <style:style style:name="P15" style:family="paragraph" style:parent-style-name="Text_20_body" style:list-style-name="">
      <style:paragraph-properties fo:line-height="150%" fo:text-align="center" style:justify-single-word="false"/>
      <style:text-properties fo:font-variant="normal" fo:text-transform="none" fo:color="#000000" style:font-name="Latin Modern Roman" fo:font-size="9pt" fo:letter-spacing="normal" fo:font-style="normal" fo:font-weight="normal" officeooo:rsid="000fb098" officeooo:paragraph-rsid="000fb098"/>
    </style:style>
    <style:style style:name="P16" style:family="paragraph" style:parent-style-name="Text_20_body" style:list-style-name="">
      <style:paragraph-properties fo:line-height="150%" fo:text-align="justify" style:justify-single-word="false"/>
      <style:text-properties style:font-name="Latin Modern Roman" officeooo:rsid="00117351" officeooo:paragraph-rsid="00117351"/>
    </style:style>
    <style:style style:name="P17" style:family="paragraph" style:parent-style-name="Text_20_body" style:list-style-name="">
      <style:paragraph-properties fo:line-height="150%" fo:text-align="justify" style:justify-single-word="false"/>
      <style:text-properties style:font-name="Latin Modern Roman" fo:font-size="9pt" officeooo:rsid="00117351" officeooo:paragraph-rsid="00117351" style:font-size-asian="9pt" style:font-size-complex="9pt"/>
    </style:style>
    <style:style style:name="P18" style:family="paragraph" style:parent-style-name="Text_20_body" style:list-style-name="">
      <style:paragraph-properties fo:line-height="150%" fo:text-align="justify" style:justify-single-word="false">
        <style:tab-stops>
          <style:tab-stop style:position="6.3161in" style:type="right"/>
        </style:tab-stops>
      </style:paragraph-properties>
      <style:text-properties style:font-name="Latin Modern Roman" fo:font-size="9pt" officeooo:rsid="00117351" officeooo:paragraph-rsid="00117351" style:font-size-asian="9pt" style:font-size-complex="9pt"/>
    </style:style>
    <style:style style:name="P19" style:family="paragraph" style:parent-style-name="Text_20_body" style:list-style-name="">
      <style:paragraph-properties fo:line-height="150%" fo:text-align="justify" style:justify-single-word="false">
        <style:tab-stops>
          <style:tab-stop style:position="5.811in" style:type="right"/>
        </style:tab-stops>
      </style:paragraph-properties>
      <style:text-properties style:font-name="Latin Modern Roman" fo:font-size="9pt" officeooo:rsid="00117351" officeooo:paragraph-rsid="00117351" style:font-size-asian="9pt" style:font-size-complex="9pt"/>
    </style:style>
    <style:style style:name="P20" style:family="paragraph" style:parent-style-name="Text_20_body" style:list-style-name="">
      <loext:graphic-properties draw:fill="none"/>
      <style:paragraph-properties fo:margin-left="2in" fo:margin-right="0in" fo:margin-top="0in" fo:margin-bottom="0.0972in" loext:contextual-spacing="false" fo:line-height="150%" fo:text-align="justify" style:justify-single-word="false" fo:text-indent="0in" style:auto-text-indent="false" fo:background-color="transparent">
        <style:tab-stops>
          <style:tab-stop style:position="0.7472in"/>
          <style:tab-stop style:position="0.9437in"/>
        </style:tab-stops>
      </style:paragraph-properties>
      <style:text-properties fo:font-variant="normal" fo:text-transform="none" fo:color="#000000" style:font-name="Latin Modern Roman" fo:font-size="12pt" fo:letter-spacing="normal" fo:font-style="normal" fo:font-weight="normal" officeooo:rsid="000fb098" officeooo:paragraph-rsid="000fb098" style:font-size-asian="12pt" style:font-size-complex="12pt"/>
    </style:style>
    <style:style style:name="P21" style:family="paragraph" style:parent-style-name="Text_20_body" style:list-style-name="" style:master-page-name="">
      <loext:graphic-properties draw:fill="none"/>
      <style:paragraph-properties fo:margin-left="2in" fo:margin-right="0in" fo:margin-top="0in" fo:margin-bottom="0.0972in" loext:contextual-spacing="false" fo:line-height="150%" fo:text-align="justify" style:justify-single-word="false" fo:text-indent="0in" style:auto-text-indent="false" style:page-number="auto" fo:background-color="transparent">
        <style:tab-stops>
          <style:tab-stop style:position="0.7472in"/>
          <style:tab-stop style:position="0.9437in"/>
        </style:tab-stops>
      </style:paragraph-properties>
      <style:text-properties fo:font-variant="normal" fo:text-transform="none" fo:color="#000000" style:font-name="Latin Modern Roman" fo:font-size="12pt" fo:letter-spacing="normal" fo:font-style="normal" fo:font-weight="normal" officeooo:rsid="000fb098" officeooo:paragraph-rsid="000fb098" style:font-size-asian="12pt" style:font-size-complex="12pt"/>
    </style:style>
    <style:style style:name="P22" style:family="paragraph" style:parent-style-name="Heading_20_1" style:list-style-name="">
      <style:paragraph-properties fo:line-height="100%" fo:text-align="center" style:justify-single-word="false"/>
      <style:text-properties style:font-name="Latin Modern Roman" officeooo:rsid="000fb098" officeooo:paragraph-rsid="000fb098"/>
    </style:style>
    <style:style style:name="P23" style:family="paragraph" style:parent-style-name="Heading_20_1" style:list-style-name="">
      <style:paragraph-properties fo:line-height="150%" fo:text-align="justify" style:justify-single-word="false"/>
      <style:text-properties style:font-name="Latin Modern Roman" officeooo:rsid="00117351" officeooo:paragraph-rsid="00117351"/>
    </style:style>
    <style:style style:name="P24" style:family="paragraph" style:parent-style-name="Heading_20_1" style:list-style-name="">
      <style:paragraph-properties fo:line-height="150%" fo:text-align="justify" style:justify-single-word="false" fo:break-before="page"/>
      <style:text-properties style:font-name="Latin Modern Roman" officeooo:rsid="00117351" officeooo:paragraph-rsid="00117351"/>
    </style:style>
    <style:style style:name="P25" style:family="paragraph" style:parent-style-name="Heading_20_1">
      <style:paragraph-properties fo:line-height="150%" fo:text-align="justify" style:justify-single-word="false" fo:break-before="page"/>
      <style:text-properties style:font-name="Latin Modern Roman"/>
    </style:style>
    <style:style style:name="P26" style:family="paragraph" style:parent-style-name="Heading_20_1">
      <style:paragraph-properties fo:line-height="150%" fo:text-align="justify" style:justify-single-word="false" fo:break-before="page"/>
      <style:text-properties style:font-name="Latin Modern Roman" officeooo:rsid="000d444d" officeooo:paragraph-rsid="000d444d"/>
    </style:style>
    <style:style style:name="P27" style:family="paragraph" style:parent-style-name="Heading_20_3">
      <style:paragraph-properties fo:text-align="center" style:justify-single-word="false"/>
      <style:text-properties style:font-name="Latin Modern Roman"/>
    </style:style>
    <style:style style:name="P28" style:family="paragraph" style:parent-style-name="Heading_20_3">
      <style:paragraph-properties fo:text-align="center" style:justify-single-word="false"/>
      <style:text-properties style:font-name="Latin Modern Roman" officeooo:paragraph-rsid="000fb098"/>
    </style:style>
    <style:style style:name="P29" style:family="paragraph" style:parent-style-name="Heading_20_3">
      <style:paragraph-properties fo:text-align="center" style:justify-single-word="false"/>
      <style:text-properties style:font-name="Latin Modern Roman" officeooo:paragraph-rsid="00117351"/>
    </style:style>
    <style:style style:name="P30" style:family="paragraph" style:parent-style-name="Heading_20_3">
      <style:paragraph-properties fo:text-align="justify" style:justify-single-word="false"/>
      <style:text-properties style:font-name="Latin Modern Roman"/>
    </style:style>
    <style:style style:name="P31" style:family="paragraph" style:parent-style-name="Heading_20_3">
      <style:paragraph-properties fo:line-height="150%" fo:text-align="justify" style:justify-single-word="false"/>
      <style:text-properties style:font-name="Latin Modern Roman" officeooo:rsid="000d9768" officeooo:paragraph-rsid="000d9768"/>
    </style:style>
    <style:style style:name="P32" style:family="paragraph" style:parent-style-name="Heading_20_3">
      <style:paragraph-properties fo:text-align="center" style:justify-single-word="false"/>
      <style:text-properties style:font-name="Latin Modern Roman"/>
    </style:style>
    <style:style style:name="T1" style:family="text">
      <style:text-properties style:font-name="Latin Modern Roman"/>
    </style:style>
    <style:style style:name="T2" style:family="text">
      <style:text-properties style:font-name="Latin Modern Roman" officeooo:rsid="000c3094"/>
    </style:style>
    <style:style style:name="T3" style:family="text">
      <style:text-properties officeooo:rsid="000d9768"/>
    </style:style>
    <style:style style:name="T4" style:family="text">
      <style:text-properties officeooo:rsid="001276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Vysoká škola ekonomická v Praze</text:h>
      <text:h text:style-name="P27" text:outline-level="3">Fakulta informatiky a statistiky</text:h>
      <text:h text:style-name="P27" text:outline-level="3">Katedra informačních technologií</text:h>
      <text:p text:style-name="P8"/>
      <text:p text:style-name="P8"/>
      <text:p text:style-name="P13">Studijní program: Aplikovaná informatika</text:p>
      <text:p text:style-name="P13">Obor: Informatika</text:p>
      <text:p text:style-name="P11"/>
      <text:p text:style-name="P11"/>
      <text:p text:style-name="P11"/>
      <text:p text:style-name="P11"/>
      <text:p text:style-name="P12">Hodnocení kvality IT služeb za pomoci analýzy nestrukturovaných dat</text:p>
      <text:p text:style-name="P10"/>
      <text:h text:style-name="P27" text:outline-level="3">BAKALÁŘSKÁ PRÁCE</text:h>
      <text:h text:style-name="P15" text:outline-level="1"/>
      <text:h text:style-name="P15" text:outline-level="1"/>
      <text:h text:style-name="P21" text:outline-level="1">Student <text:tab/>:<text:tab/>Maxim Kovykov</text:h>
      <text:h text:style-name="P20" text:outline-level="1">Vedoucí <text:tab/>:<text:tab/>Ing. Filip Vencovský</text:h>
      <text:h text:style-name="P20" text:outline-level="1">Oponent<text:tab/>:<text:tab/>Ing. Tomáš Bruckner, Ph.D.</text:h>
      <text:h text:style-name="P27" text:outline-level="3"/>
      <text:h text:style-name="P28" text:outline-level="3"/>
      <text:p text:style-name="P9"/>
      <text:h text:style-name="P29" text:outline-level="3">2016</text:h>
      <text:h text:style-name="P24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p text:style-name="P16"/>
      <text:p text:style-name="P16"/>
      <text:h text:style-name="P27" text:outline-level="3">Prohlášení</text:h>
      <text:h text:style-name="P17" text:outline-level="1">Prohlašuji, že jsem bakalářskou práci zpracoval samostatně a že jsem uvedl všechny použité prameny a literaturu, ze které jsem čerpal.</text:h>
      <text:h text:style-name="P17" text:outline-level="1"/>
      <text:h text:style-name="P18" text:outline-level="1">V Praze dne <text:span text:style-name="T4">1. května 2016</text:span><text:tab/>. . . . . . . . . . . . . . . . . . . . . . . . . . . . . . . .</text:h>
      <text:h text:style-name="P19" text:outline-level="1"><text:tab/>Jméno a příjmení studenta</text:h>
      <text:h text:style-name="P25" text:outline-level="1">Abstrakt</text:h>
      <text:p text:style-name="P2">Tato práce je zaměřena na dobývání informací <text:span text:style-name="T3">z textu</text:span>, zejména na vyhodno<text:span text:style-name="T3">cování</text:span> služeb pomocí sumarizace uživatelských recenzí (nestrukturovaného textu).</text:p>
      <text:p text:style-name="P2">Hlavním cílem práce je na základě <text:span text:style-name="T3">doposud</text:span> proběhlého výzkumu v oboru stanovit metodu vyhodnocování nestrukturovaných dat a tuto metodu aplikovat na reálná data. Tento cíl je naplněn vytvořením rešerše lituratury zabývající se daným tématem. </text:p>
      <text:p text:style-name="P3">Dalším cílem je popsat nástroje, které lze použít při řešení stanovených úloh, implementovat stanovenou metodu a aplik<text:span text:style-name="T3">o</text:span>vat ji na reálná data. Tento cíl je naplněn v praktické části práce.</text:p>
      <text:p text:style-name="P1"><text:span text:style-name="T1">Hlavním </text:span><text:span text:style-name="T2">přínosem práce by měla být ukázka implementace teoretických postupů pomocí volně dostupných nástrojů.</text:span></text:p>
      <text:p text:style-name="P4">Práce je rozdělena na teoretickou a praktickou část. K práci jsou přiloženy výstupy implementace.</text:p>
      <text:h text:style-name="P30" text:outline-level="3">Klíčová slova</text:h>
      <text:p text:style-name="P4">Dobývání informací, sumarizace textu, extrakce aspektů, analýza sentimentů</text:p>
      <text:p text:style-name="P4"/>
      <text:h text:style-name="P26" text:outline-level="1">Abstract</text:h>
      <text:p text:style-name="P5">The main topic of this thesis is text mining and rating of services through summarization <text:span text:style-name="T3">of </text:span>unstructured text.</text:p>
      <text:p text:style-name="P6">The main goal is to describe a method for service rating. The method will be based on previous research. Described method will then be applied to real data.</text:p>
      <text:p text:style-name="P6">Another goal is to provide description of a toolset, necessary to fulfill set goals. This toolset will then be used to implement described method.</text:p>
      <text:p text:style-name="P6">The main contribution of this thesis is the implementation and application of the method on real data.</text:p>
      <text:p text:style-name="P7">The thesis is split into two parts: theory and practical application. Outputs of the practical applicaton are provided as an appendix.</text:p>
      <text:h text:style-name="P31" text:outline-level="3">Keywords</text:h>
      <text:p text:style-name="P7">Text mining, text summarization, aspect extraction, sentiment analys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9799in" fo:margin-bottom="0.9799in" fo:margin-left="1.1799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01:23:00.997852709</meta:creation-date>
    <dc:date>2016-05-03T11:54:02.575790534</dc:date>
    <meta:editing-duration>PT58M47S</meta:editing-duration>
    <meta:editing-cycles>6</meta:editing-cycles>
    <meta:generator>LibreOffice/5.0.5.2$Linux_x86 LibreOffice_project/00m0$Build-2</meta:generator>
    <meta:document-statistic meta:table-count="0" meta:image-count="0" meta:object-count="0" meta:page-count="4" meta:paragraph-count="31" meta:word-count="347" meta:character-count="2206" meta:non-whitespace-character-count="1886"/>
  </office:meta>
</office:document-meta>
</file>